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/>
    </style:style>
    <style:style style:name="P2" style:family="paragraph" style:parent-style-name="Standard" style:master-page-name="Standard">
      <style:paragraph-properties fo:text-align="center" style:justify-single-word="false" style:page-number="auto"/>
    </style:style>
    <style:style style:name="P3" style:family="paragraph" style:parent-style-name="No_20_Spacing" style:list-style-name="WWNum2"/>
    <style:style style:name="P4" style:family="paragraph" style:parent-style-name="No_20_Spacing">
      <style:text-properties officeooo:rsid="0005e961" officeooo:paragraph-rsid="0005e961"/>
    </style:style>
    <style:style style:name="P5" style:family="paragraph" style:parent-style-name="No_20_Spacing" style:list-style-name="L3">
      <style:text-properties officeooo:rsid="0005e961" officeooo:paragraph-rsid="0005e961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size="16pt" fo:font-weight="bold" officeooo:rsid="0005e961" style:font-size-asian="16pt" style:font-weight-asian="bold" style:font-size-complex="16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4pt" fo:font-weight="bold" officeooo:rsid="0005e961" style:font-size-asian="14pt" style:font-weight-asian="bold" style:font-size-complex="14pt"/>
    </style:style>
    <style:style style:name="T5" style:family="text">
      <style:text-properties fo:font-size="14pt" fo:font-weight="normal" officeooo:rsid="0005e961" style:font-size-asian="14pt" style:font-weight-asian="normal" style:font-size-complex="14pt" style:font-weight-complex="normal"/>
    </style:style>
    <style:style style:name="T6" style:family="text">
      <style:text-properties style:font-name="Times New Roman" style:font-name-complex="Times New Roman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Lab </text:span><text:span text:style-name="T2">7</text:span><text:span text:style-name="T1"> Report</text:span></text:p>
      <text:p text:style-name="Standard"><text:span text:style-name="T3">Name: </text:span><text:span text:style-name="T5">Victor Gonzalez</text:span></text:p>
      <text:p text:style-name="Standard"><text:span text:style-name="T3">UT eID: </text:span><text:span text:style-name="T5">vg7893</text:span></text:p>
      <text:p text:style-name="Standard"><text:span text:style-name="T3">Section: </text:span><text:span text:style-name="T5">TH 10-11 AM</text:span></text:p>
      <text:p text:style-name="Standard"><text:span text:style-name="T3">Problem No: </text:span><text:span text:style-name="T5">20.U</text:span></text:p>
      <text:p text:style-name="P1"/>
      <text:p text:style-name="P1"/>
      <text:p text:style-name="Standard"><text:span text:style-name="T3">Submission Check List</text:span></text:p>
      <text:list xml:id="list7817086320879739647" text:style-name="L3">
        <text:list-item>
          <text:p text:style-name="P5"><text:span text:style-name="T6">Block Diagram</text:span></text:p>
        </text:list-item>
      </text:list>
      <text:p text:style-name="P4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No_20_Spacing" style:display-name="No Spacing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style:font-size-asian="11pt" style:font-style-asian="normal" style:font-weight-asian="normal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/>
        </style:list-level-properties>
        <style:text-properties fo:font-family="Arial" style:font-family-generic="swiss"/>
      </text:list-level-style-bullet>
      <text:list-level-style-bullet text:level="3" text:style-name="ListLabel_20_2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fo:font-family="Arial" style:font-family-generic="swiss"/>
      </text:list-level-style-bullet>
      <text:list-level-style-bullet text:level="4" text:style-name="ListLabel_20_2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fo:font-family="Arial" style:font-family-generic="swiss"/>
      </text:list-level-style-bullet>
      <text:list-level-style-bullet text:level="5" text:style-name="ListLabel_20_2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fo:font-family="Arial" style:font-family-generic="swiss"/>
      </text:list-level-style-bullet>
      <text:list-level-style-bullet text:level="6" text:style-name="ListLabel_20_2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fo:font-family="Arial" style:font-family-generic="swiss"/>
      </text:list-level-style-bullet>
      <text:list-level-style-bullet text:level="7" text:style-name="ListLabel_20_2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fo:font-family="Arial" style:font-family-generic="swiss"/>
      </text:list-level-style-bullet>
      <text:list-level-style-bullet text:level="8" text:style-name="ListLabel_20_2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fo:font-family="Arial" style:font-family-generic="swiss"/>
      </text:list-level-style-bullet>
      <text:list-level-style-bullet text:level="9" text:style-name="ListLabel_20_2" style:num-suffix="■" text:bullet-char="■">
        <style:list-level-properties text:list-level-position-and-space-mode="label-alignment">
          <style:list-level-label-alignment text:label-followed-by="listtab"/>
        </style:list-level-properties>
        <style:text-properties fo:font-family="Arial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olo</meta:initial-creator>
    <meta:editing-cycles>6</meta:editing-cycles>
    <meta:creation-date>2016-01-23T01:49:00</meta:creation-date>
    <dc:date>2016-04-29T00:21:16.374757858</dc:date>
    <meta:editing-duration>PT2S</meta:editing-duration>
    <meta:generator>LibreOffice/4.2.8.2$Linux_X86_64 LibreOffice_project/420m0$Build-2</meta:generator>
    <meta:document-statistic meta:table-count="0" meta:image-count="0" meta:object-count="0" meta:page-count="1" meta:paragraph-count="7" meta:word-count="22" meta:character-count="118" meta:non-whitespace-character-count="10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